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2000001C2765DCD8234BFDBF7.png" manifest:media-type="image/png"/>
  <manifest:file-entry manifest:full-path="Pictures/100000010000019E0000019E465C037EC63326B8.png" manifest:media-type="image/png"/>
  <manifest:file-entry manifest:full-path="Pictures/1000096600002ACA00002ACA4817784B3259CE3B.svg" manifest:media-type="image/svg+xml"/>
  <manifest:file-entry manifest:full-path="Pictures/100003BE00002E7F00002E7F55AFD5269404576E.svg" manifest:media-type="image/svg+xml"/>
  <manifest:file-entry manifest:full-path="Pictures/10000001000001F8000001F82F2762944BADB3C1.png" manifest:media-type="image/png"/>
  <manifest:file-entry manifest:full-path="Pictures/100006250000340F0000340F4C5B82708FFBB11B.svg" manifest:media-type="image/svg+xml"/>
  <manifest:file-entry manifest:full-path="Pictures/10000001000001E5000001E511B5B7372FE5F7E2.png" manifest:media-type="image/png"/>
  <manifest:file-entry manifest:full-path="Pictures/10000468000032200000322051B013BF16C622B1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au2" style:family="table">
      <style:table-properties style:width="16.902cm" fo:margin-left="0.116cm" table:align="left"/>
    </style:style>
    <style:style style:name="Tableau2.A" style:family="table-column">
      <style:table-column-properties style:column-width="16.902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6.963cm" fo:margin-left="0.051cm" table:align="left"/>
    </style:style>
    <style:style style:name="Tableau3.A" style:family="table-column">
      <style:table-column-properties style:column-width="1.998cm"/>
    </style:style>
    <style:style style:name="Tableau3.B" style:family="table-column">
      <style:table-column-properties style:column-width="14.965cm"/>
    </style:style>
    <style:style style:name="Tableau3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12.751cm" style:rel-column-width="49155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P2" style:family="paragraph" style:parent-style-name="Standard">
      <style:text-properties fo:color="#000000" loext:opacity="100%" fo:font-weight="normal" officeooo:rsid="00c43321" officeooo:paragraph-rsid="00c4332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92b033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officeooo:paragraph-rsid="00df6064"/>
    </style:style>
    <style:style style:name="P7" style:family="paragraph" style:parent-style-name="Standard">
      <style:text-properties officeooo:paragraph-rsid="0096479b"/>
    </style:style>
    <style:style style:name="P8" style:family="paragraph" style:parent-style-name="Standard">
      <style:text-properties officeooo:rsid="0096479b"/>
    </style:style>
    <style:style style:name="P9" style:family="paragraph" style:parent-style-name="Title">
      <style:text-properties fo:font-size="18pt" officeooo:rsid="00d4b186" officeooo:paragraph-rsid="00ebb109" style:font-size-asian="18pt" style:font-size-complex="18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officeooo:rsid="00ae829d" officeooo:paragraph-rsid="00ae829d"/>
    </style:style>
    <style:style style:name="P12" style:family="paragraph" style:parent-style-name="Standard">
      <style:paragraph-properties fo:text-align="center" style:justify-single-word="false"/>
      <style:text-properties fo:font-size="11pt" style:font-size-asian="11pt"/>
    </style:style>
    <style:style style:name="P13" style:family="paragraph" style:parent-style-name="Standard">
      <style:text-properties officeooo:paragraph-rsid="00bd7645"/>
    </style:style>
    <style:style style:name="P14" style:family="paragraph" style:parent-style-name="Standard">
      <style:text-properties officeooo:rsid="00a9f176" officeooo:paragraph-rsid="00a9f176"/>
    </style:style>
    <style:style style:name="P15" style:family="paragraph" style:parent-style-name="Standard">
      <style:text-properties officeooo:paragraph-rsid="0086dcd9"/>
    </style:style>
    <style:style style:name="P16" style:family="paragraph" style:parent-style-name="Standard">
      <style:text-properties fo:language="en" fo:country="US" officeooo:rsid="00a89b06" officeooo:paragraph-rsid="00a89b06"/>
    </style:style>
    <style:style style:name="P17" style:family="paragraph" style:parent-style-name="Standard">
      <style:text-properties fo:language="en" fo:country="US" officeooo:rsid="00a9f176" officeooo:paragraph-rsid="00a9f176"/>
    </style:style>
    <style:style style:name="P18" style:family="paragraph" style:parent-style-name="Standard">
      <style:text-properties officeooo:paragraph-rsid="00a9d9b5"/>
    </style:style>
    <style:style style:name="P19" style:family="paragraph" style:parent-style-name="Standard">
      <style:text-properties officeooo:rsid="00c28239" officeooo:paragraph-rsid="00c28239"/>
    </style:style>
    <style:style style:name="P20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28239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/>
      <style:text-properties style:font-name="Calibri1" officeooo:paragraph-rsid="00c43321" fo:hyphenate="false" fo:hyphenation-remain-char-count="2" fo:hyphenation-push-char-count="2" loext:hyphenation-no-caps="false"/>
    </style:style>
    <style:style style:name="P22" style:family="paragraph" style:parent-style-name="Standard">
      <style:text-properties style:font-name="Calibri1" officeooo:rsid="00c43321" officeooo:paragraph-rsid="00c61445"/>
    </style:style>
    <style:style style:name="P23" style:family="paragraph" style:parent-style-name="Standard">
      <style:text-properties officeooo:rsid="00c43321" officeooo:paragraph-rsid="00c43321"/>
    </style:style>
    <style:style style:name="P24" style:family="paragraph" style:parent-style-name="Standard">
      <style:text-properties fo:color="#009900" loext:opacity="100%" fo:font-weight="bold" officeooo:rsid="00c43321" officeooo:paragraph-rsid="00c43321" style:font-weight-asian="bold" style:font-weight-complex="bold"/>
    </style:style>
    <style:style style:name="P25" style:family="paragraph" style:parent-style-name="Standard">
      <style:text-properties officeooo:paragraph-rsid="00d2a061"/>
    </style:style>
    <style:style style:name="P26" style:family="paragraph" style:parent-style-name="Standard">
      <style:text-properties officeooo:rsid="00e4664f" officeooo:paragraph-rsid="00ae829d"/>
    </style:style>
    <style:style style:name="P27" style:family="paragraph" style:parent-style-name="Standard">
      <style:paragraph-properties fo:text-align="center" style:justify-single-word="false"/>
      <style:text-properties officeooo:rsid="00e4a29d" officeooo:paragraph-rsid="00e4a29d"/>
    </style:style>
    <style:style style:name="P28" style:family="paragraph" style:parent-style-name="Standard">
      <style:text-properties officeooo:paragraph-rsid="00e64fd0"/>
    </style:style>
    <style:style style:name="P29" style:family="paragraph" style:parent-style-name="Standard">
      <style:paragraph-properties fo:text-align="center" style:justify-single-word="false"/>
      <style:text-properties fo:font-size="9pt" officeooo:paragraph-rsid="00ebb109" style:font-size-asian="9pt" style:font-size-complex="9pt"/>
    </style:style>
    <style:style style:name="P30" style:family="paragraph" style:parent-style-name="Heading_20_2">
      <style:text-properties fo:color="#3399ff" loext:opacity="100%" fo:font-size="15pt" officeooo:rsid="00a146af" officeooo:paragraph-rsid="00a146af" style:font-size-asian="15pt" style:font-size-complex="15pt"/>
    </style:style>
    <style:style style:name="P31" style:family="paragraph" style:parent-style-name="Heading_20_2">
      <style:paragraph-properties fo:margin-left="0cm" fo:margin-right="0cm" fo:text-indent="0cm" style:auto-text-indent="false"/>
    </style:style>
    <style:style style:name="P32" style:family="paragraph" style:parent-style-name="Heading_20_2">
      <style:paragraph-properties fo:margin-left="0cm" fo:margin-right="0cm" fo:text-indent="0cm" style:auto-text-indent="false"/>
      <style:text-properties fo:color="#ff9900" loext:opacity="100%" officeooo:rsid="00ae829d" officeooo:paragraph-rsid="00ae829d"/>
    </style:style>
    <style:style style:name="P33" style:family="paragraph" style:parent-style-name="Heading_20_2">
      <style:paragraph-properties fo:margin-left="0cm" fo:margin-right="0cm" fo:text-indent="0cm" style:auto-text-indent="false"/>
      <style:text-properties fo:color="#990000" loext:opacity="100%" officeooo:rsid="00ae829d" officeooo:paragraph-rsid="00ae829d"/>
    </style:style>
    <style:style style:name="P34" style:family="paragraph" style:parent-style-name="Heading_20_3" style:list-style-name="">
      <style:paragraph-properties fo:margin-top="0.046cm" fo:margin-bottom="0.011cm" style:contextual-spacing="false" fo:text-align="center" style:justify-single-word="false"/>
      <style:text-properties fo:color="#ff9900" loext:opacity="100%" fo:font-size="12pt" fo:font-weight="bold" officeooo:rsid="00b01753" officeooo:paragraph-rsid="00b01753" style:font-size-asian="12pt" style:font-weight-asian="bold" style:font-size-complex="12pt" style:font-weight-complex="bold"/>
    </style:style>
    <style:style style:name="P35" style:family="paragraph" style:parent-style-name="Heading_20_3">
      <style:paragraph-properties fo:margin-top="0.046cm" fo:margin-bottom="0.011cm" style:contextual-spacing="false" fo:text-align="center" style:justify-single-word="false"/>
      <style:text-properties fo:font-size="12pt" officeooo:paragraph-rsid="00b01753" style:font-size-asian="12pt" style:font-size-complex="12pt"/>
    </style:style>
    <style:style style:name="P36" style:family="paragraph">
      <style:paragraph-properties fo:text-align="center"/>
    </style:style>
    <style:style style:name="P37" style:family="paragraph">
      <loext:graphic-properties draw:fill-color="#ff9900"/>
      <style:paragraph-properties fo:text-align="center"/>
      <style:text-properties fo:font-size="12pt"/>
    </style:style>
    <style:style style:name="P38" style:family="paragraph">
      <style:paragraph-properties fo:text-align="center"/>
      <style:text-properties fo:font-size="12pt"/>
    </style:style>
    <style:style style:name="P39" style:family="paragraph">
      <loext:graphic-properties draw:fill-color="#98fb98"/>
      <style:text-properties fo:font-size="12pt"/>
    </style:style>
    <style:style style:name="P40" style:family="paragraph">
      <loext:graphic-properties draw:fill-color="#a0522d"/>
    </style:style>
    <style:style style:name="P41" style:family="paragraph">
      <loext:graphic-properties draw:fill-color="#98fb98"/>
    </style:style>
    <style:style style:name="P42" style:family="paragraph">
      <loext:graphic-properties draw:fill-color="#87ceeb"/>
      <style:text-properties fo:font-size="12pt"/>
    </style:style>
    <style:style style:name="T1" style:family="text">
      <style:text-properties officeooo:rsid="00e28a46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T5" style:family="text">
      <style:text-properties officeooo:rsid="0096479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a89b06" style:font-weight-asian="bold" style:font-weight-complex="bold"/>
    </style:style>
    <style:style style:name="T8" style:family="text">
      <style:text-properties fo:font-weight="bold" officeooo:rsid="00a9d9b5" style:font-weight-asian="bold" style:font-weight-complex="bold"/>
    </style:style>
    <style:style style:name="T9" style:family="text">
      <style:text-properties fo:font-weight="bold" officeooo:rsid="00a9f176" style:font-weight-asian="bold" style:font-weight-complex="bold"/>
    </style:style>
    <style:style style:name="T10" style:family="text">
      <style:text-properties fo:font-weight="bold" officeooo:rsid="00c652d6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Calibri1"/>
    </style:style>
    <style:style style:name="T13" style:family="text">
      <style:text-properties fo:color="#3399ff" loext:opacity="100%" style:font-name="Calibri1" fo:font-size="9pt" fo:font-style="normal" fo:font-weight="bold" officeooo:rsid="006e88b6" style:font-size-asian="9pt" style:font-style-asian="normal" style:font-weight-asian="bold" style:font-size-complex="9pt" style:font-style-complex="normal" style:font-weight-complex="bold"/>
    </style:style>
    <style:style style:name="T14" style:family="text">
      <style:text-properties fo:color="#3399ff" loext:opacity="100%" style:font-name="Calibri1" fo:font-size="9pt" fo:font-style="normal" fo:font-weight="bold" officeooo:rsid="00ab80f4" style:font-size-asian="9pt" style:font-style-asian="normal" style:font-weight-asian="bold" style:font-size-complex="9pt" style:font-style-complex="normal" style:font-weight-complex="bold"/>
    </style:style>
    <style:style style:name="T15" style:family="text">
      <style:text-properties fo:color="#009900" loext:opacity="100%"/>
    </style:style>
    <style:style style:name="T16" style:family="text">
      <style:text-properties fo:color="#009900" loext:opacity="100%" style:font-name="Calibri1" fo:font-size="9pt" fo:font-style="normal" fo:font-weight="bold" officeooo:rsid="0083383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7" style:family="text">
      <style:text-properties fo:color="#009900" loext:opacity="100%" style:font-name="Calibri1" fo:font-size="9pt" fo:font-style="normal" fo:font-weight="bold" officeooo:rsid="00e28a46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18" style:family="text">
      <style:text-properties fo:color="#009900" loext:opacity="100%" fo:font-weight="bold" style:font-weight-asian="bold" style:font-weight-complex="bold"/>
    </style:style>
    <style:style style:name="T19" style:family="text">
      <style:text-properties fo:color="#009900" loext:opacity="100%" fo:font-size="15pt" style:font-size-asian="15pt" style:font-size-complex="15pt"/>
    </style:style>
    <style:style style:name="T20" style:family="text">
      <style:text-properties fo:color="#009900" loext:opacity="100%" fo:font-size="15pt" officeooo:rsid="00a66c05" style:font-size-asian="15pt" style:font-size-complex="15pt"/>
    </style:style>
    <style:style style:name="T21" style:family="text">
      <style:text-properties fo:color="#ff9900" loext:opacity="100%" fo:font-weight="bold" officeooo:rsid="00d46ac8" style:font-weight-asian="bold" style:font-weight-complex="bold"/>
    </style:style>
    <style:style style:name="T22" style:family="text">
      <style:text-properties fo:color="#ff9900" loext:opacity="100%" fo:font-weight="bold" officeooo:rsid="00ed2cbb" style:font-weight-asian="bold" style:font-weight-complex="bold"/>
    </style:style>
    <style:style style:name="T23" style:family="text">
      <style:text-properties fo:language="en" fo:country="US" officeooo:rsid="00a9f176"/>
    </style:style>
    <style:style style:name="T24" style:family="text">
      <style:text-properties fo:color="#3f3f3f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25" style:family="text">
      <style:text-properties fo:color="#3f3f3f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26" style:family="text">
      <style:text-properties fo:color="#3f3f3f" loext:opacity="100%" style:font-name="Calibri1" fo:font-size="9pt" fo:font-style="normal" fo:font-weight="normal" officeooo:rsid="00b38bca" style:font-size-asian="9pt" style:font-style-asian="normal" style:font-weight-asian="normal" style:font-size-complex="9pt" style:font-style-complex="normal" style:font-weight-complex="normal"/>
    </style:style>
    <style:style style:name="T27" style:family="text">
      <style:text-properties fo:color="#3f3f3f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color="#3f3f3f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29" style:family="text">
      <style:text-properties fo:color="#3f3f3f" loext:opacity="100%" style:font-name="Calibri1" fo:font-size="9pt" fo:font-style="normal" fo:font-weight="bold" officeooo:rsid="00b38bca" style:font-size-asian="9pt" style:font-style-asian="normal" style:font-weight-asian="bold" style:font-size-complex="9pt" style:font-style-complex="normal" style:font-weight-complex="bold"/>
    </style:style>
    <style:style style:name="T30" style:family="text">
      <style:text-properties fo:color="#000080" loext:opacity="100%" style:font-name="Calibri1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31" style:family="text">
      <style:text-properties fo:color="#000080" loext:opacity="100%" style:font-name="Calibri1" fo:font-size="9pt" fo:font-style="normal" fo:font-weight="normal" officeooo:rsid="00b695be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color="#000080" loext:opacity="100%" style:font-name="Calibri1" fo:font-size="9pt" fo:font-style="normal" fo:font-weight="normal" officeooo:rsid="00ab80f4" style:font-size-asian="9pt" style:font-style-asian="normal" style:font-weight-asian="normal" style:font-size-complex="9pt" style:font-style-complex="normal" style:font-weight-complex="normal"/>
    </style:style>
    <style:style style:name="T33" style:family="text">
      <style:text-properties fo:color="#000080" loext:opacity="100%" style:font-name="Calibri1" fo:font-size="9pt" fo:font-style="normal" fo:font-weight="normal" officeooo:rsid="00d59edd" style:font-size-asian="9pt" style:font-style-asian="normal" style:font-weight-asian="normal" style:font-size-complex="9pt" style:font-style-complex="normal" style:font-weight-complex="normal"/>
    </style:style>
    <style:style style:name="T34" style:family="text">
      <style:text-properties fo:color="#1c1c1c" loext:opacity="100%" fo:font-weight="normal" style:font-weight-asian="normal"/>
    </style:style>
    <style:style style:name="T35" style:family="text">
      <style:text-properties fo:color="#1c1c1c" loext:opacity="100%" fo:font-weight="normal" style:font-weight-asian="normal" style:font-weight-complex="normal"/>
    </style:style>
    <style:style style:name="T36" style:family="text">
      <style:text-properties fo:color="#1c1c1c" loext:opacity="100%" fo:font-weight="normal" officeooo:rsid="00c43321" style:font-weight-asian="normal"/>
    </style:style>
    <style:style style:name="T37" style:family="text">
      <style:text-properties fo:color="#1c1c1c" loext:opacity="100%" fo:font-weight="normal" officeooo:rsid="00c652d6" style:font-weight-asian="normal"/>
    </style:style>
    <style:style style:name="T38" style:family="text">
      <style:text-properties fo:color="#1c1c1c" loext:opacity="100%" fo:font-weight="bold" style:font-weight-asian="bold" style:font-weight-complex="bold"/>
    </style:style>
    <style:style style:name="T39" style:family="text">
      <style:text-properties fo:color="#1c1c1c" loext:opacity="100%" fo:font-weight="bold" officeooo:rsid="00c652d6" style:font-weight-asian="bold" style:font-weight-complex="bold"/>
    </style:style>
    <style:style style:name="T40" style:family="text">
      <style:text-properties fo:color="#1c1c1c" loext:opacity="100%" fo:font-style="italic" fo:font-weight="normal" style:font-style-asian="italic" style:font-weight-asian="normal" style:font-style-complex="italic"/>
    </style:style>
    <style:style style:name="T41" style:family="text">
      <style:text-properties fo:color="#1c1c1c" loext:opacity="100%" fo:font-style="normal" fo:font-weight="normal" style:font-style-asian="normal" style:font-weight-asian="normal" style:font-style-complex="normal"/>
    </style:style>
    <style:style style:name="T42" style:family="text">
      <style:text-properties fo:color="#1c1c1c" loext:opacity="100%"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color="#1c1c1c" loext:opacity="100%" fo:font-style="normal" fo:font-weight="bold" officeooo:rsid="00c652d6" style:font-style-asian="normal" style:font-weight-asian="bold" style:font-style-complex="normal" style:font-weight-complex="bold"/>
    </style:style>
    <style:style style:name="T44" style:family="text">
      <style:text-properties fo:color="#1c1c1c" loext:opacity="100%" style:font-name="Calibri1"/>
    </style:style>
    <style:style style:name="T45" style:family="text">
      <style:text-properties fo:color="#1c1c1c" loext:opacity="100%" style:font-name="Calibri1" fo:font-weight="bold" officeooo:rsid="00c652d6" style:font-weight-asian="bold" style:font-weight-complex="bold"/>
    </style:style>
    <style:style style:name="T46" style:family="text">
      <style:text-properties fo:font-size="15pt" style:font-size-asian="15pt" style:font-size-complex="15pt"/>
    </style:style>
    <style:style style:name="T47" style:family="text">
      <style:text-properties officeooo:rsid="00e5c84b"/>
    </style:style>
    <style:style style:name="T48" style:family="text">
      <style:text-properties officeooo:rsid="00b01753"/>
    </style:style>
    <style:style style:name="T49" style:family="text">
      <style:text-properties officeooo:rsid="00e18376"/>
    </style:style>
    <style:style style:name="T5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5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100%" draw:green="6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6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20%" draw:green="60%" draw:blue="100%" draw:gamma="100%" draw:color-inversion="false" draw:image-opacity="100%" draw:color-mode="standard"/>
    </style:style>
    <style:style style:name="gr1" style:family="graphic">
      <style:graphic-properties svg:stroke-width="0.049cm" svg:stroke-color="#99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9cm" svg:stroke-color="#ff9900" draw:marker-start-width="0.427cm" draw:marker-end-width="0.427cm" draw:fill-color="#ff99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49cm" svg:stroke-color="#0099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49cm" svg:stroke-color="#3399ff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2"><draw:frame draw:style-name="fr4" draw:name="eduction_picture" text:anchor-type="paragraph" svg:x="0.314cm" svg:y="0.258cm" svg:width="0.801cm" svg:height="0.801cm" draw:z-index="4"><draw:image xlink:href="Pictures/10000468000032200000322051B013BF16C622B1.svg" xlink:type="simple" xlink:show="embed" xlink:actuate="onLoad" draw:mime-type="image/svg+xml"/><draw:image xlink:href="Pictures/10000001000001E5000001E511B5B7372FE5F7E2.png" xlink:type="simple" xlink:show="embed" xlink:actuate="onLoad" draw:mime-type="image/png"/></draw:frame><draw:line text:anchor-type="paragraph" draw:z-index="6" draw:name="Forme4" draw:style-name="gr4" draw:text-style-name="P36" svg:x1="9.589cm" svg:y1="0.693cm" svg:x2="16.937cm" svg:y2="0.693cm"><text:p/></draw:line>Diplômes et Formations</text:h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5"><text:span text:style-name="T13">Titre Développeur Web Web Mobile</text:span><text:span text:style-name="T24">, </text:span><text:span text:style-name="T29">2022</text:span><text:span text:style-name="T26"> | </text:span><text:a xlink:type="simple" xlink:href="https://www.francecompetences.fr/recherche/rncp/31114/" text:style-name="Internet_20_link" text:visited-style-name="Visited_20_Internet_20_Link"><text:span text:style-name="T33">RNCP ( bac +2 )</text:span></text:a><text:span text:style-name="T28"> | </text:span><text:a xlink:type="simple" xlink:href="https://oclock.io/" text:style-name="Internet_20_link" text:visited-style-name="Visited_20_Internet_20_Link"><text:span text:style-name="T30">O'Clock</text:span></text:a><text:span text:style-name="T24"> Télé-présentiel </text:span><text:a xlink:type="simple" xlink:href="https://oclock.io/" text:style-name="Internet_20_link" text:visited-style-name="Visited_20_Internet_20_Link"><text:span text:style-name="T30">O'clock</text:span></text:a><text:span text:style-name="T24"> est un organisme de formation spécialisé dans les métiers du numérique et en particulier du développement web.</text:span></text:p>
          </table:table-cell>
        </table:table-row>
        <table:table-row>
          <table:table-cell table:style-name="Tableau2.A1" office:value-type="string">
            <text:p text:style-name="P13"><text:span text:style-name="T14">Certificat OPQUAST</text:span><text:span text:style-name="T24">, </text:span><text:span text:style-name="T29">2022</text:span><text:span text:style-name="T26"> | </text:span><text:a xlink:type="simple" xlink:href="https://www.opquast.com/" text:style-name="Internet_20_link" text:visited-style-name="Visited_20_Internet_20_Link"><text:span text:style-name="T31">Opquast</text:span></text:a><text:span text:style-name="T27"> </text:span><text:span text:style-name="T25">Maîtrise de la qualité en projet web. Niveau Confirmé</text:span></text:p>
          </table:table-cell>
        </table:table-row>
        <table:table-row>
          <table:table-cell table:style-name="Tableau2.A1" office:value-type="string">
            <text:p text:style-name="P13"><text:span text:style-name="T13">Formation Modules WEB/Multimédia/NTIC</text:span><text:span text:style-name="T25">, </text:span><text:span text:style-name="T29">2011</text:span><text:span text:style-name="T26"> | </text:span><text:a xlink:type="simple" xlink:href="https://lidem.eu/" text:style-name="Internet_20_link" text:visited-style-name="Visited_20_Internet_20_Link"><text:span text:style-name="T32">IDEM 66</text:span></text:a><text:span text:style-name="T25"> | Le Soler 66 Prendre en charge le développement d’applications informatiques dans le cadre de projets dont l’objectif est l’automatisation d’un ou plusieurs processus de l’entreprise, participer à toutes les étapes de la réalisation de l’application ou du site web, assurer la maintenance corrective.</text:span></text:p>
          </table:table-cell>
        </table:table-row>
      </table:table>
      <text:h text:style-name="P31" text:outline-level="2" text:is-list-header="true"><draw:frame draw:style-name="fr3" draw:name="experiences_picture" text:anchor-type="paragraph" svg:x="0.27cm" svg:y="0.31cm" svg:width="0.801cm" svg:height="0.801cm" draw:z-index="5"><draw:image xlink:href="Pictures/100006250000340F0000340F4C5B82708FFBB11B.svg" xlink:type="simple" xlink:show="embed" xlink:actuate="onLoad" draw:mime-type="image/svg+xml"/><draw:image xlink:href="Pictures/10000001000001F8000001F82F2762944BADB3C1.png" xlink:type="simple" xlink:show="embed" xlink:actuate="onLoad" draw:mime-type="image/png"/></draw:frame><draw:line text:anchor-type="paragraph" draw:z-index="7" draw:name="Forme4" draw:style-name="gr3" draw:text-style-name="P38" svg:x1="11.705cm" svg:y1="0.695cm" svg:x2="17.014cm" svg:y2="0.695cm"><text:p/></draw:line><text:span text:style-name="T15"><text:s/></text:span><text:span text:style-name="T19">EXPÉRIENCES </text:span><text:span text:style-name="T20">Professionnelles</text:span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6">2022</text:p>
          </table:table-cell>
          <table:table-cell table:style-name="Tableau3.A1" office:value-type="string">
            <text:p text:style-name="P18"><text:span text:style-name="T16">Développeur Web</text:span>, <text:span text:style-name="T7">O’clock projet de fin d’études</text:span>, </text:p>
            <text:p text:style-name="Standard">Participation à la réalisation du <text:a xlink:type="simple" xlink:href="https://github.com/thierrycharriot/moving-plugin" text:style-name="Internet_20_link" text:visited-style-name="Visited_20_Internet_20_Link">plugin WordPress</text:a>.</text:p>
            <text:p text:style-name="Standard">Participation à l’intégration d’une carte <text:a xlink:type="simple" xlink:href="https://github.com/thierrycharriot/moving-vue" text:style-name="Internet_20_link" text:visited-style-name="Visited_20_Internet_20_Link">OpenStreeMap au travers de l’API LeafLet et VueJS</text:a>.</text:p>
          </table:table-cell>
        </table:table-row>
        <table:table-row>
          <table:table-cell table:style-name="Tableau3.A1" office:value-type="string">
            <text:p text:style-name="P17">2020</text:p>
          </table:table-cell>
          <table:table-cell table:style-name="Tableau3.A1" office:value-type="string">
            <text:p text:style-name="P28"><text:span text:style-name="T16">Accompagnement stagiaire DWWM CCP1</text:span>, <text:span text:style-name="T8">AFPA Mornac 16</text:span>, </text:p>
            <text:p text:style-name="P15">Développement Web et Web Mobile.</text:p>
            <text:p text:style-name="P15">Cahier des charges, HTML, CSS, jQuery, WordPress.</text:p>
            <text:p text:style-name="P15">Intégration cms WordPress pour une entreprise.</text:p>
          </table:table-cell>
        </table:table-row>
        <table:table-row>
          <table:table-cell table:style-name="Tableau3.A1" office:value-type="string">
            <text:p text:style-name="P14">2016</text:p>
            <text:p text:style-name="Standard"><text:span text:style-name="T23">2012</text:span> </text:p>
          </table:table-cell>
          <table:table-cell table:style-name="Tableau3.A1" office:value-type="string">
            <text:p text:style-name="P15"><text:span text:style-name="T17">Micro-entreprise</text:span>, <text:span text:style-name="T9">Matha 17160</text:span>, </text:p>
            <text:p text:style-name="P15">Installation et mise en service postes de travail sous environnements GNU/Linux.</text:p>
            <text:p text:style-name="P15">Diagnostique, dépannage ordinateurs Windows et GNU/Linux.</text:p>
            <text:p text:style-name="P15">Créations site Web ( <text:a xlink:type="simple" xlink:href="https://www.spip.net/fr_rubrique91.html" text:style-name="Internet_20_link" text:visited-style-name="Visited_20_Internet_20_Link">SPIP</text:a> ) pour associations randonneurs.</text:p>
          </table:table-cell>
        </table:table-row>
        <table:table-row>
          <table:table-cell table:style-name="Tableau3.A1" office:value-type="string">
            <text:p text:style-name="P23">2002</text:p>
            <text:p text:style-name="P23">2011</text:p>
          </table:table-cell>
          <table:table-cell table:style-name="Tableau3.A1" office:value-type="string">
            <text:p text:style-name="P24">Monteur câbleur,</text:p>
            <text:p text:style-name="P2">Monteur régleu<text:span text:style-name="T12">r </text:span><text:span text:style-name="T44">sur pressuriseurs </text:span><text:span text:style-name="T45">Selecom 66500 Prades</text:span></text:p>
            <text:p text:style-name="P2">Opérateur sur machine automatisés <text:span text:style-name="T10">Siemens 3100 Toulouse</text:span></text:p>
          </table:table-cell>
        </table:table-row>
        <table:table-row>
          <table:table-cell table:style-name="Tableau3.A1" office:value-type="string">
            <text:p text:style-name="P22">1987 </text:p>
            <text:p text:style-name="P22">1998</text:p>
          </table:table-cell>
          <table:table-cell table:style-name="Tableau3.A1" office:value-type="string">
            <text:p text:style-name="P21"><text:span text:style-name="T18">Technicien Extérieur et Atelier en Dépannage Électroménager</text:span><text:span text:style-name="T38">.</text:span><text:span text:style-name="T34"> Tous les appareils </text:span><text:span text:style-name="T36">b</text:span><text:span text:style-name="T41">lancs + recharge frigorifique à domicile : contact, dépannage et facturation clientèle. </text:span><text:span text:style-name="T43">Conforama Service</text:span><text:span text:style-name="T42"> <text:s/></text:span><text:span text:style-name="T43">11100 Narbonne</text:span><text:span text:style-name="T42"> </text:span><text:span text:style-name="T40"><text:s text:c="14"/></text:span></text:p>
          </table:table-cell>
        </table:table-row>
        <table:table-row>
          <table:table-cell table:style-name="Tableau3.A1" office:value-type="string">
            <text:p text:style-name="P19">1981</text:p>
            <text:p text:style-name="P19">1995</text:p>
          </table:table-cell>
          <table:table-cell table:style-name="Tableau3.A1" office:value-type="string">
            <text:p text:style-name="P20"><text:span text:style-name="T18">Manutentionnaire</text:span><text:span text:style-name="T35">, </text:span><text:span text:style-name="T18">magasinier</text:span><text:span text:style-name="T35"> puis </text:span><text:span text:style-name="T18">monteur-câbleur</text:span><text:span text:style-name="T35"> </text:span><text:span text:style-name="T34">(armoires standard téléphonique). <text:s/></text:span><text:span text:style-name="T39">Jeumont-Schneider</text:span><text:span text:style-name="T37"> </text:span><text:span text:style-name="T39">77430 Champagne sur seine</text:span></text:p>
          </table:table-cell>
        </table:table-row>
      </table:table>
      <text:h text:style-name="P32" text:outline-level="2" text:is-list-header="true"><draw:frame draw:style-name="fr2" draw:name="skill_piscture" text:anchor-type="paragraph" svg:x="0.27cm" svg:y="0.259cm" svg:width="0.801cm" svg:height="0.801cm" draw:z-index="8"><draw:image xlink:href="Pictures/1000096600002ACA00002ACA4817784B3259CE3B.svg" xlink:type="simple" xlink:show="embed" xlink:actuate="onLoad" draw:mime-type="image/svg+xml"/><draw:image xlink:href="Pictures/100000010000019E0000019E465C037EC63326B8.png" xlink:type="simple" xlink:show="embed" xlink:actuate="onLoad" draw:mime-type="image/png"/></draw:frame><draw:line text:anchor-type="paragraph" draw:z-index="9" draw:name="Forme4" draw:style-name="gr2" draw:text-style-name="P37" svg:x1="5.844cm" svg:y1="0.617cm" svg:x2="16.948cm" svg:y2="0.617cm"><text:p/></draw:line><text:s/><text:span text:style-name="T46">Compétences</text:span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h text:style-name="P34" text:outline-level="3">Atouts</text:h>
            <text:p text:style-name="P27">Curiosité intellectuelle</text:p>
            <text:p text:style-name="P10">Enthousiaste,</text:p>
            <text:p text:style-name="P10">Motivé,</text:p>
            <text:p text:style-name="P10">Passionné,</text:p>
            <text:p text:style-name="P10">Rigoureux,</text:p>
            <text:p text:style-name="P10">Volontaire</text:p>
          </table:table-cell>
          <table:table-cell table:style-name="Tableau1.A1" office:value-type="string">
            <text:h text:style-name="P35" text:outline-level="3"><text:s/><text:span text:style-name="T22">Développement</text:span></text:h>
            <text:p text:style-name="P29"><text:s/><text:span text:style-name="T48">HTML/CSS</text:span>,</text:p>
            <text:p text:style-name="P29"><text:s/><text:span text:style-name="T48">JavaScript</text:span>,</text:p>
            <text:p text:style-name="P29"><text:s/><text:span text:style-name="T48">PHP/MYSQL</text:span>,</text:p>
            <text:p text:style-name="P29"><text:s/><text:span text:style-name="T48">WordPress</text:span>, <text:span text:style-name="T49">SPIP,</text:span></text:p>
            <text:p text:style-name="P29"><text:s/>GNU / Linux / bash</text:p>
            <text:p text:style-name="P12"/>
          </table:table-cell>
        </table:table-row>
      </table:table>
      <text:h text:style-name="P33" text:outline-level="2" text:is-list-header="true"><draw:frame draw:style-name="fr1" draw:name="interest_picture" text:anchor-type="paragraph" svg:x="0.305cm" svg:y="0.25cm" svg:width="0.801cm" svg:height="0.801cm" draw:z-index="10"><draw:image xlink:href="Pictures/100003BE00002E7F00002E7F55AFD5269404576E.svg" xlink:type="simple" xlink:show="embed" xlink:actuate="onLoad" draw:mime-type="image/svg+xml"/><draw:image xlink:href="Pictures/10000001000001C2000001C2765DCD8234BFDBF7.png" xlink:type="simple" xlink:show="embed" xlink:actuate="onLoad" draw:mime-type="image/png"/></draw:frame><draw:line text:anchor-type="paragraph" draw:z-index="11" draw:name="Forme6" draw:style-name="gr1" draw:text-style-name="P36" svg:x1="4.48cm" svg:y1="0.681cm" svg:x2="17.007cm" svg:y2="0.692cm"><text:p/></draw:line><text:s/><text:span text:style-name="T46">Intérêts</text:span></text:h>
      <text:p text:style-name="P11"><text:tab/>Nano ordinateurs Raspberry Pi, Microcontrôleurs Raspberry Pi,</text:p>
      <text:p text:style-name="P11"><text:tab/>Imprimantes 3D (reprap),</text:p>
      <text:p text:style-name="P26"><text:tab/>Randonnées <text:span text:style-name="T47">pédestr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adornments="Gras" style:font-family-generic="swiss" style:font-pitch="variable"/>
    <style:font-face style:name="Calibri3" svg:font-family="Calibri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262626" loext:opacity="100%" style:font-name="Calibri2" fo:font-family="Calibri" style:font-style-name="Gras" style:font-family-generic="swiss" style:font-pitch="variable" fo:font-size="9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2" fo:font-family="Calibri" style:font-style-name="Gras" style:font-family-generic="swiss" style:font-pitch="variable" fo:font-size="22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cm" draw:fill-image-height="0cm"/>
      <style:paragraph-properties fo:margin-left="2cm" fo:margin-right="0cm" fo:margin-top="0.353cm" fo:margin-bottom="0.212cm" style:contextual-spacing="false" fo:text-indent="-0.76cm" style:auto-text-indent="false" style:page-number="auto" fo:padding="0cm" fo:border="none" style:shadow="none">
        <style:tab-stops/>
      </style:paragraph-properties>
      <style:text-properties fo:text-transform="uppercase" style:font-name="Calibri3" fo:font-family="Calibri" style:font-style-name="Normal" style:font-family-generic="swiss" style:font-pitch="variable" fo:font-size="14pt" style:text-underline-style="none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style:contextual-spacing="false" fo:text-align="start" style:justify-single-word="false" style:page-number="auto"/>
      <style:text-properties style:font-name="Calibri2" fo:font-family="Calibri" style:font-style-name="Gras" style:font-family-generic="swiss" style:font-pitch="variable" fo:font-size="90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style:shadow="none"/>
    </style:style>
    <style:style style:name="Table_20_Heading" style:display-name="Table Heading" style:family="paragraph" style:parent-style-name="Table_20_Contents" style:class="extra"/>
    <style:style style:name="List_20_Heading" style:display-name="List Heading" style:family="paragraph" style:parent-style-name="Standard" style:class="html"/>
    <style:style style:name="List_20_Contents" style:display-name="List Contents" style:family="paragraph" style:parent-style-name="Standard" style:class="html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Calibri" fo:font-family="Calibri" style:font-family-generic="roman" style:font-pitch="variable" fo:font-size="12pt" style:font-size-asian="12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4" style:family="table">
      <style:table-properties style:width="17.09cm" fo:margin-left="0cm" table:align="left"/>
    </style:style>
    <style:style style:name="Tableau4.A" style:family="table-column">
      <style:table-column-properties style:column-width="0.203cm"/>
    </style:style>
    <style:style style:name="Tableau4.B" style:family="table-column">
      <style:table-column-properties style:column-width="7.699cm"/>
    </style:style>
    <style:style style:name="Tableau4.C" style:family="table-column">
      <style:table-column-properties style:column-width="9.188cm"/>
    </style:style>
    <style:style style:name="Tableau4.1" style:family="table-row">
      <style:table-row-properties style:min-row-height="2.293cm"/>
    </style:style>
    <style:style style:name="Tableau4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/>
      <style:text-properties fo:color="#000000" loext:opacity="100%" style:font-name="Calibri1" fo:font-size="10pt" officeooo:rsid="002a189e" officeooo:paragraph-rsid="00840fe7" style:font-size-asian="10pt" style:font-size-complex="10pt"/>
    </style:style>
    <style:style style:name="MP2" style:family="paragraph">
      <loext:graphic-properties draw:fill-color="#87ceeb"/>
      <style:text-properties fo:font-size="12pt"/>
    </style:style>
    <style:style style:name="MP3" style:family="paragraph">
      <loext:graphic-properties draw:fill-color="#98fb98"/>
    </style:style>
    <style:style style:name="MP4" style:family="paragraph" style:parent-style-name="Standard">
      <style:paragraph-properties fo:text-align="start" style:justify-single-word="false"/>
      <style:text-properties fo:color="#0c0c0c" loext:opacity="100%" style:font-name="Calibri1" fo:font-size="12pt" fo:font-weight="bold" officeooo:rsid="0092b033" officeooo:paragraph-rsid="0092b033" style:font-size-asian="12pt" style:font-weight-asian="bold" style:font-size-complex="12pt" style:font-weight-complex="bold"/>
    </style:style>
    <style:style style:name="MP5" style:family="paragraph" style:parent-style-name="Standard">
      <style:text-properties officeooo:rsid="0092b033"/>
    </style:style>
    <style:style style:name="MP6" style:family="paragraph" style:parent-style-name="Standard">
      <style:text-properties fo:font-weight="bold" style:font-weight-asian="bold" style:font-weight-complex="bold"/>
    </style:style>
    <style:style style:name="MP7" style:family="paragraph" style:parent-style-name="Standard">
      <style:text-properties officeooo:paragraph-rsid="00df6064"/>
    </style:style>
    <style:style style:name="MP8" style:family="paragraph" style:parent-style-name="Standard">
      <style:text-properties officeooo:paragraph-rsid="0096479b"/>
    </style:style>
    <style:style style:name="MP9" style:family="paragraph" style:parent-style-name="Standard">
      <style:text-properties officeooo:rsid="0096479b"/>
    </style:style>
    <style:style style:name="MP10" style:family="paragraph">
      <loext:graphic-properties draw:fill-color="#a0522d"/>
    </style:style>
    <style:style style:name="MP11" style:family="paragraph">
      <loext:graphic-properties draw:fill-color="#98fb98"/>
      <style:text-properties fo:font-size="12pt"/>
    </style:style>
    <style:style style:name="MP12" style:family="paragraph" style:parent-style-name="Title">
      <style:text-properties fo:font-size="18pt" officeooo:rsid="00d4b186" officeooo:paragraph-rsid="00ebb109" style:font-size-asian="18pt" style:font-size-complex="18pt"/>
    </style:style>
    <style:style style:name="MT1" style:family="text">
      <style:text-properties officeooo:rsid="00e28a46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3" style:family="text">
      <style:text-properties officeooo:rsid="0096479b"/>
    </style:style>
    <style:style style:name="MT4" style:family="text">
      <style:text-properties fo:font-style="italic" fo:font-weight="normal" officeooo:rsid="00d99542" style:font-style-asian="italic" style:font-weight-asian="normal" style:font-style-complex="italic" style:font-weight-complex="normal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normal" style:font-weight-asian="normal" style:font-weight-complex="normal"/>
    </style:style>
    <style:style style:name="MT7" style:family="text"/>
    <style:style style:name="MT8" style:family="text">
      <style:text-properties fo:font-style="italic" style:text-underline-style="none" fo:font-weight="normal" officeooo:rsid="0096479b" style:font-style-asian="italic" style:font-weight-asian="normal" style:font-style-complex="italic" style:font-weight-complex="normal"/>
    </style:style>
    <style:style style:name="Mgr1" style:family="graphic">
      <style:graphic-properties draw:stroke="none" svg:stroke-width="0cm" svg:stroke-color="#ffffff" draw:marker-start-width="0.353cm" draw:marker-end-width="0.353cm" svg:stroke-opacity="0%" draw:fill-color="#87ceeb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none" svg:stroke-color="#ffffff" draw:fill-color="#98fb98" draw:textarea-horizontal-align="justify" draw:textarea-vertical-align="middle" draw:auto-grow-height="false" fo:min-height="1cm" fo:min-width="2.455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ffffff" draw:marker-start-width="0.353cm" draw:marker-end-width="0.353cm" svg:stroke-opacity="0%" draw:fill-color="#a0522d" draw:textarea-horizontal-align="justify" draw:textarea-vertical-align="middle" draw:auto-grow-height="false" fo:min-height="2.006cm" fo:min-width="1.312cm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none" svg:stroke-color="#ffffff" draw:fill-color="#98fb98" draw:textarea-horizontal-align="justify" draw:textarea-vertical-align="middle" draw:auto-grow-height="false" fo:min-height="1.002cm" fo:min-width="2.45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1"><draw:custom-shape text:anchor-type="paragraph" draw:z-index="0" draw:name="Forme 1" draw:style-name="Mgr1" draw:text-style-name="MP2" svg:width="2.624cm" svg:height="6.188cm" draw:transform="rotate (-1.5707963267949) translate (4.09045833333333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" draw:name="Forme 2" draw:style-name="Mgr2" draw:text-style-name="MP3" svg:width="4.908cm" svg:height="3.084cm" draw:transform="rotate (-1.5707963267949) translate (0.986013888888889cm -2.09726388888889cm)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      </table:table-cell>
            <table:table-cell table:style-name="Tableau4.A1" office:value-type="string">
              <text:p text:style-name="MP4"/>
              <text:p text:style-name="MP4"><text:span text:style-name="MT1">T</text:span>hierry Charriot</text:p>
              <text:p text:style-name="MP5"/>
              <text:p text:style-name="MP5">17160 Matha</text:p>
            </table:table-cell>
            <table:table-cell table:style-name="Tableau4.A1" office:value-type="string">
              <text:p text:style-name="MP6"/>
              <text:p text:style-name="Standard"><text:span text:style-name="MT2">E-Mail</text:span>: <text:span text:style-name="MT3">mrthierrycharriot@gmail.com</text:span></text:p>
              <text:p text:style-name="MP7"><text:span text:style-name="MT4">Portfolio</text:span><text:span text:style-name="MT5">: </text:span><text:a xlink:type="simple" xlink:href="https://thierrycharriot.fr/" text:style-name="Internet_20_link" text:visited-style-name="Visited_20_Internet_20_Link"><text:span text:style-name="MT6">Thierry Charriot</text:span></text:a></text:p>
              <text:p text:style-name="Standard"><text:span text:style-name="MT2">Linkedin</text:span>: <text:a xlink:type="simple" xlink:href="https://www.linkedin.com/in/thierry-charriot/" text:style-name="Internet_20_link" text:visited-style-name="Visited_20_Internet_20_Link">Thierry Charriot</text:a></text:p>
              <text:p text:style-name="MP8"><text:span text:style-name="MT8">Github</text:span>: <text:a xlink:type="simple" xlink:href="https://github.io/thierrycharriot" text:style-name="Internet_20_link" text:visited-style-name="Visited_20_Internet_20_Link">Thierry Charriot</text:a></text:p>
              <text:p text:style-name="MP9"><draw:custom-shape text:anchor-type="paragraph" draw:z-index="2" draw:name="Forme 3" draw:style-name="Mgr3" draw:text-style-name="MP10" svg:width="2.624cm" svg:height="6.187cm" draw:transform="rotate (-1.5707963267949) translate (10.9731527777778cm 23.0116944444444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" draw:name="Forme 4" draw:style-name="Mgr4" draw:text-style-name="MP11" svg:width="4.908cm" svg:height="3.086cm" draw:transform="rotate (-1.5707963267949) translate (10.9731527777778cm 20.7539166666667cm)"><text:p/>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</draw:custom-shape></text:p>
            </table:table-cell>
          </table:table-row>
        </table:table>
        <text:p text:style-name="MP12">Développeur Web Web Mobile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4:49:58.749664766</meta:creation-date>
    <meta:editing-duration>PT2H14M12S</meta:editing-duration>
    <meta:editing-cycles>77</meta:editing-cycles>
    <meta:generator>LibreOffice/7.3.7.2$Linux_X86_64 LibreOffice_project/30$Build-2</meta:generator>
    <dc:title>test</dc:title>
    <dc:date>2024-02-11T09:21:02.187559342</dc:date>
    <meta:document-statistic meta:table-count="4" meta:image-count="4" meta:object-count="0" meta:page-count="1" meta:paragraph-count="56" meta:word-count="300" meta:character-count="2260" meta:non-whitespace-character-count="1982"/>
  </office:meta>
</office:document-meta>
</file>